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 Serif Pro" svg:font-family="'Source Serif Pro', serif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text-align="center" style:justify-single-word="false"/>
      <style:text-properties officeooo:paragraph-rsid="000fb1a1"/>
    </style:style>
    <style:style style:name="P4" style:family="paragraph" style:parent-style-name="normal">
      <style:text-properties fo:font-size="13pt" style:font-size-asian="13pt" style:font-size-complex="13pt"/>
    </style:style>
    <style:style style:name="P5" style:family="paragraph" style:parent-style-name="normal">
      <style:paragraph-properties fo:line-height="115%"/>
    </style:style>
    <style:style style:name="P6" style:family="paragraph" style:parent-style-name="normal">
      <style:text-properties officeooo:paragraph-rsid="000fb1a1"/>
    </style:style>
    <style:style style:name="P7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8" style:family="paragraph" style:parent-style-name="normal" style:list-style-name="WWNum2">
      <style:paragraph-properties fo:margin-left="1.27cm" fo:margin-right="0cm" fo:line-height="150%" fo:text-indent="-0.635cm" style:auto-text-indent="false"/>
    </style:style>
    <style:style style:name="P9" style:family="paragraph" style:parent-style-name="normal">
      <style:paragraph-properties fo:margin-left="0cm" fo:margin-right="0cm" fo:text-indent="0cm" style:auto-text-indent="false"/>
    </style:style>
    <style:style style:name="P10" style:family="paragraph" style:parent-style-name="normal">
      <style:paragraph-properties fo:margin-left="0cm" fo:margin-right="0cm" fo:line-height="150%" fo:text-indent="0cm" style:auto-text-indent="false"/>
    </style:style>
    <style:style style:name="P11" style:family="paragraph" style:parent-style-name="normal" style:master-page-name="Standard">
      <style:paragraph-properties fo:text-align="center" style:justify-single-word="false" style:page-number="1"/>
      <style:text-properties officeooo:rsid="000fb1a1" officeooo:paragraph-rsid="000fb1a1"/>
    </style:style>
    <style:style style:name="P12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0fb1a1" style:font-weight-asian="bold"/>
    </style:style>
    <style:style style:name="T5" style:family="text">
      <style:text-properties fo:color="#1155cc" loext:opacity="100%" style:text-underline-style="solid" style:text-underline-width="auto" style:text-underline-color="font-color" officeooo:rsid="000fb1a1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color="#38761d" loext:opacity="100%" fo:font-size="12pt" fo:font-weight="bold" style:font-size-asian="12pt" style:font-weight-asian="bold" style:font-size-complex="12pt"/>
    </style:style>
    <style:style style:name="T8" style:family="text">
      <style:text-properties style:text-underline-style="none"/>
    </style:style>
    <style:style style:name="T9" style:family="text">
      <style:text-properties officeooo:rsid="000fb1a1"/>
    </style:style>
    <style:style style:name="T10" style:family="text">
      <style:text-properties fo:font-variant="normal" fo:text-transform="none" fo:color="#3d464d" loext:opacity="100%" style:font-name="Source Serif Pro" fo:font-size="12pt" fo:letter-spacing="normal" fo:font-style="normal" fo:font-weight="bold" style:font-size-asian="12pt" style:font-weight-asian="bold" style:font-size-complex="12pt"/>
    </style:style>
    <style:style style:name="T11" style:family="text">
      <style:text-properties fo:font-variant="normal" fo:text-transform="none" fo:color="#3d464d" loext:opacity="100%" style:font-name="Source Serif Pro" fo:font-size="13.5pt" fo:letter-spacing="normal" fo:font-style="normal" fo:font-weight="normal"/>
    </style:style>
    <style:style style:name="gr1" style:family="graphic">
      <style:graphic-properties draw:stroke="none" svg:stroke-width="0cm" draw:fill="solid" draw:fill-color="#a0a0a0" draw:textarea-horizontal-align="center" draw:textarea-vertical-align="top" draw:auto-grow-height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Náthaly Sofia Próis</text:span></text:p>
      <text:p text:style-name="P2"><text:span text:style-name="T3">(</text:span><text:span text:style-name="T4">046</text:span><text:span text:style-name="T3">) 11111-1111</text:span></text:p>
      <text:p text:style-name="P3"><text:span text:style-name="T5">nathaly.prois@escola.pr.gov.br</text:span></text:p>
      <text:p text:style-name="P2"><text:span text:style-name="T3">Linkedin:</text:span> @seuperfil (se tiver)</text:p>
      <text:p text:style-name="normal"><draw:rect text:anchor-type="as-char" style:rel-width="100%" draw:z-index="0" draw:style-name="gr1" draw:text-style-name="P12" svg:width="16.511cm" svg:height="0.054cm"><text:p/></draw:rect></text:p>
      <text:p text:style-name="P4"/>
      <text:p text:style-name="P5"><text:span text:style-name="T6">OBJETIVO</text:span></text:p>
      <text:p text:style-name="P5"><text:s text:c="2"/><text:span text:style-name="T9">Quero ter um trabalho bom que eu goste para ficar mais tempo, não tenho um trabalho específicado, pois estou em um momento de aprendizado e tenho interesse de aprender um pouco de tudo. Escuto o mais velhos para eu ter um aprendizado melhor.</text:span></text:p>
      <text:p text:style-name="normal"/>
      <text:p text:style-name="normal"><text:span text:style-name="T6">FORMAÇÃO ACADÊMICA</text:span></text:p>
      <text:p text:style-name="normal"><text:span text:style-name="T9">Ensino Médio - Colégio Estadual Padre Réus</text:span> <text:span text:style-name="T9">(2023)</text:span></text:p>
      <text:p text:style-name="normal"/>
      <text:p text:style-name="normal"/>
      <text:p text:style-name="P6"><text:span text:style-name="T6">PROJETOS</text:span></text:p>
      <text:p text:style-name="P6"><text:span text:style-name="T10">Desenvolvimento de um site de Portfólio</text:span></text:p>
      <text:p text:style-name="P1"><text:span text:style-name="T11">Descrição: O objetivo deste projeto foi criar um site de portfólio para que fosse possível exibir os projetos criados e disponibilizados no GitHub por meio de um site personalizado.Utilizei HTML, CSS e JavaScript para criar um layout criativo e moderno. O maior desafio foi garantir que o layout do site fosse responsivo para que pudesse ser acessado em qualquer tipo de dispositivo.</text:span></text:p>
      <text:p text:style-name="normal"/>
      <text:p text:style-name="normal"><text:span text:style-name="T6">TECNOLOGIAS </text:span></text:p>
      <text:list xml:id="list2731575663" text:style-name="WWNum1">
        <text:list-item>
          <text:p text:style-name="P7">Linguagem </text:p>
        </text:list-item>
      </text:list>
      <text:p text:style-name="P9"/>
      <text:p text:style-name="P10"><text:span text:style-name="T3">Nome do lugar que você teve sua experiência profissional</text:span> (ano de início - ano fim)</text:p>
      <text:p text:style-name="P10"><text:span text:style-name="T3">Cargo:</text:span> caso tenha tido</text:p>
      <text:p text:style-name="P10"><text:span text:style-name="T3">Atividades:</text:span></text:p>
      <text:list xml:id="list4205697777" text:style-name="WWNum2">
        <text:list-item>
          <text:p text:style-name="P8">Atividade 1: descrição resumida</text:p>
        </text:list-item>
        <text:list-item>
          <text:p text:style-name="P8">Atividade 2: descrição resumida</text:p>
        </text:list-item>
        <text:list-item>
          <text:p text:style-name="P8">Atividade 3: descrição resumida</text:p>
        </text:list-item>
      </text:list>
      <text:p text:style-name="P9"/>
      <text:p text:style-name="P9"><text:span text:style-name="T6">CURSOS | CERTIFICAÇÕES</text:span></text:p>
      <text:p text:style-name="P9">Nome do curso - Lugar onde fez - (ano de início - ano fim)</text:p>
      <text:p text:style-name="P9"/>
      <text:p text:style-name="P9"><text:span text:style-name="T6">IDIOMAS</text:span></text:p>
      <text:p text:style-name="P9"><text:soft-page-break/>Liste aqui, informando o nível(iniciante, intermediário,avançado), quais idiomas você possui conhecimento.</text:p>
      <text:p text:style-name="P9"><text:span text:style-name="T3">Idioma</text:span> - lugar onde fez (ano de início - ano fim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Source Serif Pro" svg:font-family="'Source Serif Pro', serif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normal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08T08:53:34.766449850</dc:date>
    <meta:editing-duration>PT7M5S</meta:editing-duration>
    <meta:editing-cycles>1</meta:editing-cycles>
    <meta:document-statistic meta:table-count="0" meta:image-count="0" meta:object-count="0" meta:page-count="2" meta:paragraph-count="25" meta:word-count="211" meta:character-count="1320" meta:non-whitespace-character-count="1133"/>
    <meta:generator>LibreOffice/7.0.6.2$Linux_X86_64 LibreOffice_project/144abb84a525d8e30c9dbbefa69cbbf2d8d4ae3b</meta:generator>
  </office:meta>
</office:document-meta>
</file>